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Source Han Sans SC" svg:font-family="'Source Han Sans SC'" style:font-family-generic="system" style:font-pitch="variable"/>
    <style:font-face style:name="Symbol" svg:font-family="Symbol" style:font-charset="x-symbol"/>
    <style:font-face style:name="Times New Roman" svg:font-family="'Times New Roman'" style:font-family-generic="roman"/>
    <style:font-face style:name="Times New Roman1" svg:font-family="'Times New Roman'" style:font-family-generic="swiss"/>
    <style:font-face style:name="Times New Roman2" svg:font-family="'Times New Roman'" style:font-family-generic="system" style:font-pitch="variable"/>
    <style:font-face style:name="Wingdings" svg:font-family="Wingdings" style:font-charset="x-symbol"/>
    <style:font-face style:name="sans-serif" svg:font-family="sans-serif"/>
  </office:font-face-decls>
  <office:automatic-styles>
    <style:style style:name="P1" style:family="paragraph" style:parent-style-name="List_20_Paragraph" style:list-style-name="WWNum2"/>
    <style:style style:name="P2" style:family="paragraph" style:parent-style-name="List_20_Paragraph" style:list-style-name="WWNum3"/>
    <style:style style:name="P3" style:family="paragraph" style:parent-style-name="List_20_Paragraph" style:list-style-name="WWNum1"/>
    <style:style style:name="P4" style:family="paragraph" style:parent-style-name="Standard">
      <style:text-properties fo:language="en" fo:country="US"/>
    </style:style>
    <style:style style:name="P5" style:family="paragraph" style:parent-style-name="Standard">
      <style:text-properties fo:language="en" fo:country="US" fo:font-weight="bold" style:font-weight-asian="bold"/>
    </style:style>
    <style:style style:name="P6" style:family="paragraph" style:parent-style-name="Standard">
      <style:text-properties style:font-name="Arial" fo:language="en" fo:country="US" style:text-underline-style="none" style:font-name-complex="Arial1"/>
    </style:style>
    <style:style style:name="P7" style:family="paragraph" style:parent-style-name="Standard">
      <style:text-properties style:font-name="Arial" fo:font-size="12pt" fo:language="en" fo:country="US" fo:font-weight="bold" style:font-size-asian="12pt" style:font-weight-asian="bold" style:font-name-complex="Arial1" style:font-size-complex="12pt"/>
    </style:style>
    <style:style style:name="P8" style:family="paragraph" style:parent-style-name="Standard">
      <style:text-properties style:use-window-font-color="true" loext:opacity="0%" style:font-name="Arial" fo:language="en" fo:country="US" style:text-underline-style="none" style:font-name-complex="Arial1"/>
    </style:style>
    <style:style style:name="P9" style:family="paragraph" style:parent-style-name="Standard">
      <style:text-properties fo:font-weight="normal" officeooo:rsid="001fbecd" officeooo:paragraph-rsid="001fbecd" style:font-weight-asian="normal" style:font-weight-complex="normal"/>
    </style:style>
    <style:style style:name="P10" style:family="paragraph" style:parent-style-name="Standard">
      <style:text-properties fo:font-weight="normal" officeooo:rsid="0020e02f" officeooo:paragraph-rsid="0020e02f" style:font-weight-asian="normal" style:font-weight-complex="normal"/>
    </style:style>
    <style:style style:name="P11" style:family="paragraph" style:parent-style-name="Standard">
      <style:text-properties fo:font-weight="normal" officeooo:rsid="00215d24" officeooo:paragraph-rsid="00215d24" style:font-weight-asian="normal" style:font-weight-complex="normal"/>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style:font-name="Arial" fo:language="en" fo:country="US" style:font-name-complex="Arial1"/>
    </style:style>
    <style:style style:name="T4" style:family="text">
      <style:text-properties style:font-name="Arial" fo:language="en" fo:country="US" style:text-underline-style="none" style:font-name-complex="Arial1"/>
    </style:style>
    <style:style style:name="T5" style:family="text">
      <style:text-properties style:font-name="Arial" fo:language="en" fo:country="US" style:text-underline-style="none" style:font-name-complex="Arial1"/>
    </style:style>
    <style:style style:name="T6" style:family="text">
      <style:text-properties style:font-name="Arial" fo:font-size="12pt" fo:language="en" fo:country="US" fo:font-weight="bold" style:font-size-asian="12pt" style:font-weight-asian="bold" style:font-name-complex="Arial1" style:font-size-complex="12pt"/>
    </style:style>
    <style:style style:name="T7" style:family="text">
      <style:text-properties style:use-window-font-color="true" loext:opacity="0%" style:font-name="Arial" fo:language="en" fo:country="US" style:text-underline-style="none" style:font-name-complex="Arial1"/>
    </style:style>
    <style:style style:name="T8" style:family="text">
      <style:text-properties style:use-window-font-color="true" loext:opacity="0%" style:font-name="Arial" fo:language="en" fo:country="US" style:text-underline-style="none" style:font-name-complex="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list text:style-name="WWNum2">
        <text:list-item>
          <text:p text:style-name="P1"><text:span text:style-name="T2">The ”Indian problem” seen from Ernest Hemingway’s perspective </text:span><text:span text:style-name="T2"/></text:p>
        </text:list-item>
      </text:list>
      <text:p text:style-name="Standard"><text:span text:style-name="T3">Hemingway: Watch his biography here: </text:span><text:a xlink:type="simple" xlink:href="https://www.youtube.com/watch?v=Kot9B7yPSW0" text:style-name="Internet_20_link" text:visited-style-name="Visited_20_Internet_20_Link"><text:span text:style-name="Internet_20_link"><text:span text:style-name="T3">https://www.youtube.com/watch?v=Kot9B7yPSW0</text:span></text:span></text:a><text:span text:style-name="T7"/></text:p>
      <text:p text:style-name="Standard"><text:span text:style-name="Internet_20_link"><text:span text:style-name="T7">And take notes of the most important things about him: </text:span></text:span><text:span text:style-name="T7"/></text:p>
      <text:p text:style-name="Standard"><text:span text:style-name="Internet_20_link"><text:span text:style-name="T7">Basic biographical facts</text:span></text:span><text:span text:style-name="T7"/></text:p>
      <text:p text:style-name="Standard"><text:span text:style-name="Internet_20_link"><text:span text:style-name="T7">Literary career including awards</text:span></text:span><text:span text:style-name="T7"/></text:p>
      <text:p text:style-name="Standard"><text:span text:style-name="Internet_20_link"><text:span text:style-name="T7">His mental difficulties</text:span></text:span><text:span text:style-name="T7"/></text:p>
      <text:p text:style-name="P6"><text:span text:style-name="Internet_20_link"><text:span text:style-name="T4"/></text:span></text:p>
      <text:p text:style-name="P8"><text:span text:style-name="Internet_20_link"><text:span text:style-name="T7"/></text:span></text:p>
      <text:p text:style-name="List_20_Paragraph"><text:span text:style-name="T3">https://archive.org/stream/IndianCampErnestHemingway_661/IndianCampByErnestHemingway_djvu.txt</text:span><text:span text:style-name="T3"/></text:p>
      <text:list text:style-name="WWNum3">
        <text:list-item>
          <text:p text:style-name="P2"><text:span text:style-name="T3">Genre characteristics of the short story: <text:s/>The English Handbook chapter 6.1</text:span><text:span text:style-name="T3"/></text:p>
        </text:list-item>
      </text:list>
      <text:p text:style-name="P5"/>
      <text:p text:style-name="P7"/>
      <text:p text:style-name="Standard"><text:span text:style-name="T6">Ernest Hemingway: Indian Camp</text:span><text:span text:style-name="T6"/></text:p>
      <text:p text:style-name="List_20_Paragraph"><text:span text:style-name="T3">https://archive.org/stream/IndianCampErnestHemingway_661/IndianCampByErnestHemingway_djvu.txt</text:span><text:span text:style-name="T3"/></text:p>
      <text:p text:style-name="P7"/>
      <text:p text:style-name="P7"/>
      <text:p text:style-name="Standard"><text:span text:style-name="T6">What’s the time of day when Nick and the two men start their journey and when they head back? What’s the symbolism of that? </text:span><text:span text:style-name="T6"/></text:p>
      <text:p text:style-name="P9">I’m guessing they started in after dark at night, because the sun was down and they were carrying lanterns. They went back in the early morning. </text:p>
      <text:p text:style-name="Standard"><text:span text:style-name="T6"><text:s/>How’s Nick sat in the boat going out and coming back, and what does the difference in seating symbolise?</text:span><text:span text:style-name="T6"/></text:p>
      <text:p text:style-name="P9">It could symbolize that Nick has grown up and become less dependend on his father.</text:p>
      <text:p text:style-name="Standard"><text:span text:style-name="T6">Why do you think the doctor did not bring this medical equipment? </text:span><text:span text:style-name="T6"/></text:p>
      <text:p text:style-name="P9">There a lots of probable practical reasons, for example, they didn’t originally head out with doctorring in mind, or the travel was long and/or hard. It could also symbolize that the whites didn’t offer as much help to Indians as they did other whites.</text:p>
      <text:p text:style-name="Standard"><text:span text:style-name="T6">When Nick says “I see” it obviously means that he understands. But what does he really understand, do you think?</text:span><text:span text:style-name="T6"/></text:p>
      <text:p text:style-name="Standard"><text:span text:style-name="T6">Why doesn’t the woman’s screaming matter?</text:span><text:span text:style-name="T6"/></text:p>
      <text:p text:style-name="P9">It symbolizes that the doctor doesn’t care very much about the Indians. ” I don't hear them because</text:p>
      <text:p text:style-name="P9"><text:soft-page-break/>they are not important.”</text:p>
      <text:p text:style-name="Standard"><text:span text:style-name="T6">The pregnant woman bites Uncle George and he responds by calling her a “Damn squaw bitch”. One reaction can be said to be nature and one is nurture. But which is which and what does this difference in reaction tell us about Hemingway’s views on white Americans’ views on Indians? (Hint: your answer here will help you in your interpretation)</text:span><text:span text:style-name="T6"/></text:p>
      <text:p text:style-name="P9">The reaction is mostly nature, but the ”squaw” slur is nurture and could symbolize whites destain for Indians.</text:p>
      <text:p text:style-name="Standard"><text:span text:style-name="T6">“Nick’s curiosity had been gone for a long time.” Can you explain what this beautiful sentence means in plain English?</text:span><text:span text:style-name="T6"/></text:p>
      <text:p text:style-name="P10">He is shook because of the events that took place.</text:p>
      <text:p text:style-name="Standard"><text:span text:style-name="T6">Why did the Indian man in the upper bunk take his own life?</text:span><text:span text:style-name="T6"/></text:p>
      <text:p text:style-name="P10">It could be that he was wounded and thought he could take care of his family. It could be that getting help from whites was bad.</text:p>
      <text:p text:style-name="Standard"><text:span text:style-name="T6">Hemingway lets one life begin and another life end in much the same manner in this story. What’s the significance of that?</text:span><text:span text:style-name="T6"/></text:p>
      <text:p text:style-name="P9">I could symbolize the meaninglessness of life. Even though something good happens (a person is born), something equally as bad will happen (the husband kills himself).</text:p>
      <text:p text:style-name="Standard"><text:span text:style-name="T6">Why does the doctor want to his son to leave the room at this point? He had after all brought him along to show him a lesson in life. </text:span><text:span text:style-name="T6"/></text:p>
      <text:p text:style-name="P9">The situation had become more grim than the doctor had intended.</text:p>
      <text:p text:style-name="Standard"><text:span text:style-name="T6">Nick asks if ladies (not Indian ladies, but in general) have such a hard time giving birth? Why is the question phrased in this way?</text:span><text:span text:style-name="T6"/></text:p>
      <text:p text:style-name="P10">Nick isn’t very experienced in childbirth.</text:p>
      <text:p text:style-name="Standard"><text:span text:style-name="T6">Another beautiful sentence: “He couldn’t stand things, I guess.” Why is this said about a male character in the story and how does it tie in with what you learned about Hemingway’s male ideal?</text:span><text:span text:style-name="T6"/></text:p>
      <text:p text:style-name="P9">The ”i guess.” part, showes the first part of the sentence, ”he couldn’t stand things” off lightly. Making the sentence feel surface level and non-emotional. </text:p>
      <text:p text:style-name="Standard"><text:span text:style-name="T6">Where’s Uncle George and what’s he doing, do you think? Very strange to disappear now, isn’t it???</text:span><text:span text:style-name="T6"/></text:p>
      <text:p text:style-name="P10">It’s probaby symbolik, that Nick doesn’t want anything to do with his uncle.</text:p>
      <text:p text:style-name="Standard"><text:span text:style-name="T6">In this story, we learn that being born is hard but dying is “pretty easy”. Why does Hemingway choose to describe the two life events this way. Usually, it’s the other way around, isn’t it?</text:span><text:span text:style-name="T6"/></text:p>
      <text:p text:style-name="P9">Maybe he wants to convey, that living and life in general is hard.</text:p>
      <text:p text:style-name="Standard"><text:span text:style-name="T6">What are the circles in the water symbolic of?</text:span><text:span text:style-name="T6"/></text:p>
      <text:p text:style-name="P9"><text:soft-page-break/>Circle of life. i guess</text:p>
      <text:p text:style-name="Standard"><text:span text:style-name="T6">How can Nick be quite sure that he’ll never die?</text:span><text:span text:style-name="T6"/></text:p>
      <text:p text:style-name="P11">He probably thinks death only occurs by suicide, and as he doesn’t ahve any plans of killing himself, he thinks he isn’t going to die.</text:p>
      <text:p text:style-name="Standard"><text:span text:style-name="T6">Questions for interpretation</text:span><text:span text:style-name="T6"/></text:p>
      <text:p text:style-name="Standard"><text:span text:style-name="T6">What’s Hemingway trying to say about the relations between white and native Americans?</text:span><text:span text:style-name="T6"/></text:p>
      <text:p text:style-name="P7"/>
      <text:p text:style-name="Standard"><text:span text:style-name="T6">This is an initiation (coming-og-age) story. Who comes of age and how can that process be seen in the story?</text:span><text:span text:style-name="T6"/></text:p>
      <text:p text:style-name="P7"/>
      <text:p text:style-name="Standard"><text:span text:style-name="T6">Mention a handful of elements in this story that makes it unmistakably Hemingway. </text:span><text:span text:style-name="T6"/></text:p>
      <text:p text:style-name="P7"/>
      <text:p text:style-name="P7"/>
      <text:p text:style-name="P5"/>
      <text:p text:style-name="P5"/>
      <text:p text:style-name="P5"/>
      <text:p text:style-name="P5"/>
      <text:p text:style-name="P4"/>
      <text:p text:style-name="P4"/>
      <text:p text:style-name="P4"/>
      <text:p text:style-name="P5"/>
      <text:p text:style-name="P5"/>
      <text:p text:style-name="P5"/>
      <text:p text:style-name="Standard"><text:span text:style-name="T2">Trail of Tears - national, historical trail</text:span><text:span text:style-name="T2"/></text:p>
      <text:list text:style-name="WWNum1">
        <text:list-item>
          <text:p text:style-name="P3"><text:span text:style-name="T2">Cherokee nation, 1828</text:span><text:span text:style-name="T2"/></text:p>
        </text:list-item>
        <text:list-item>
          <text:p text:style-name="P3"><text:span text:style-name="T1">They lived their traditional lifestyle, but respected the European lifestyle</text:span><text:span text:style-name="T1"/></text:p>
        </text:list-item>
        <text:list-item>
          <text:p text:style-name="P3"><text:span text:style-name="T2">1827,</text:span><text:span text:style-name="T1"> they wrote a constitution and held a national election</text:span><text:span text:style-name="T1"/></text:p>
        </text:list-item>
        <text:list-item>
          <text:p text:style-name="P3"><text:span text:style-name="T1">Had their own written alphabet</text:span><text:span text:style-name="T1"/></text:p>
        </text:list-item>
        <text:list-item>
          <text:p text:style-name="P3"><text:span text:style-name="T1">First Indian printed newspaper</text:span><text:span text:style-name="T1"/></text:p>
        </text:list-item>
        <text:list-item>
          <text:p text:style-name="P3"><text:span text:style-name="T1">The American people viewed their presence as a threat </text:span><text:span text:style-name="T1"/></text:p>
        </text:list-item>
        <text:list-item>
          <text:p text:style-name="P3"><text:span text:style-name="T1">Jackson elected</text:span><text:span text:style-name="T1"/></text:p>
        </text:list-item>
        <text:list-item>
          <text:p text:style-name="P3"><text:span text:style-name="T1">Laws that made sure the Cherokee lost all their rights</text:span><text:span text:style-name="T1"/></text:p>
        </text:list-item>
        <text:list-item>
          <text:p text:style-name="P3"><text:span text:style-name="T1">Gold had been discovered on Cherokee land</text:span><text:span text:style-name="T1"/></text:p>
        </text:list-item>
        <text:list-item>
          <text:p text:style-name="P3"><text:span text:style-name="T1">Since the word spread quickly, 4.000 white intruders were soon digging in Cherokee land</text:span><text:span text:style-name="T1"/></text:p>
        </text:list-item>
        <text:list-item>
          <text:p text:style-name="P3"><text:soft-page-break/><text:span text:style-name="T1">They even arrested Cherokee people who dug after gold on their own land</text:span><text:span text:style-name="T1"/></text:p>
        </text:list-item>
        <text:list-item>
          <text:p text:style-name="P3"><text:span text:style-name="T2">1830, May</text:span><text:span text:style-name="T2"/></text:p>
        </text:list-item>
        <text:list-item>
          <text:p text:style-name="P3"><text:span text:style-name="T1">The Cherokee removal law went through</text:span><text:span text:style-name="T1"/></text:p>
        </text:list-item>
        <text:list-item>
          <text:p text:style-name="P3"><text:span text:style-name="T2">1832</text:span><text:span text:style-name="T2"/></text:p>
        </text:list-item>
        <text:list-item>
          <text:p text:style-name="P3"><text:span text:style-name="T1">The Cherokee is a distinct nation, and the citizens of Georgia can have no influence over them</text:span><text:span text:style-name="T1"/></text:p>
        </text:list-item>
        <text:list-item>
          <text:p text:style-name="P3"><text:span text:style-name="T1">Lottery winners won the lands of Cherokee </text:span><text:span text:style-name="T1"/></text:p>
        </text:list-item>
        <text:list-item>
          <text:p text:style-name="P3"><text:span text:style-name="T1">So the Cherokee were soon to be homeless on their own land</text:span><text:span text:style-name="T1"/></text:p>
        </text:list-item>
        <text:list-item>
          <text:p text:style-name="P3"><text:span text:style-name="T2">1836, spring</text:span><text:span text:style-name="T2"/></text:p>
        </text:list-item>
        <text:list-item>
          <text:p text:style-name="P3"><text:span text:style-name="T1">The Cherokee signed a petition against the treaty </text:span><text:span text:style-name="T1"/></text:p>
        </text:list-item>
        <text:list-item>
          <text:p text:style-name="P3"><text:span text:style-name="T1">It was later taken to Congress, but was turned down</text:span><text:span text:style-name="T1"/></text:p>
        </text:list-item>
        <text:list-item>
          <text:p text:style-name="P3"><text:span text:style-name="T1">The Cherokee was then forced to move</text:span><text:span text:style-name="T1"/></text:p>
        </text:list-item>
        <text:list-item>
          <text:p text:style-name="P3"><text:span text:style-name="T2">1838, May</text:span><text:span text:style-name="T2"/></text:p>
        </text:list-item>
        <text:list-item>
          <text:p text:style-name="P3"><text:span text:style-name="T1">The roundup began</text:span><text:span text:style-name="T1"/></text:p>
        </text:list-item>
        <text:list-item>
          <text:p text:style-name="P3"><text:span text:style-name="T1">Soldiers captured Cherokee and forced them into river camps, prison camps</text:span><text:span text:style-name="T1"/></text:p>
        </text:list-item>
        <text:list-item>
          <text:p text:style-name="P3"><text:span text:style-name="T1">Diseases spread, people died</text:span><text:span text:style-name="T1"/></text:p>
        </text:list-item>
        <text:list-item>
          <text:p text:style-name="P3"><text:span text:style-name="T1">The Cherokee asked for permission to “remove” themselves, and they got permission</text:span><text:span text:style-name="T1"/></text:p>
        </text:list-item>
        <text:list-item>
          <text:p text:style-name="P3"><text:span text:style-name="T2">March 1939,</text:span><text:span text:style-name="T1"> last detachment arrived at their new land</text:span><text:span text:style-name="T1"/></text:p>
        </text:list-item>
        <text:list-item>
          <text:p text:style-name="P3"><text:span text:style-name="T1">800 miles+; the Trial of Tears</text:span><text:span text:style-name="T1"/></text:p>
        </text:list-item>
        <text:list-item>
          <text:p text:style-name="P3"><text:span text:style-name="T1">2000 Cherokee’s died in the removal</text:span><text:span text:style-name="T1"/></text:p>
        </text:list-item>
        <text:list-item>
          <text:p text:style-name="P3"><text:span text:style-name="T1">They began to reconstruct their own society again, to make sure their culture would survive</text:span><text:span text:style-name="T1"/></text:p>
        </text:list-item>
        <text:list-item>
          <text:p text:style-name="P3"><text:span text:style-name="T1">Today one of the largest Indian races in USA</text:span><text:span text:style-name="T1"/></text:p>
        </text:list-item>
      </text:list>
      <text:p text:style-name="P4"/>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Source Han Sans SC" svg:font-family="'Source Han Sans SC'" style:font-family-generic="system" style:font-pitch="variable"/>
    <style:font-face style:name="Symbol" svg:font-family="Symbol" style:font-charset="x-symbol"/>
    <style:font-face style:name="Times New Roman" svg:font-family="'Times New Roman'" style:font-family-generic="roman"/>
    <style:font-face style:name="Times New Roman1" svg:font-family="'Times New Roman'" style:font-family-generic="swiss"/>
    <style:font-face style:name="Times New Roman2" svg:font-family="'Times New Roman'" style:font-family-generic="system" style:font-pitch="variable"/>
    <style:font-face style:name="Wingdings" svg:font-family="Wingdings"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da" fo:country="DK"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loext:opacity="0%" style:font-name="Calibri" fo:font-size="11pt" fo:language="da" fo:country="DK"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Times New Roman1" fo:font-family="'Times New Roman'" style:font-family-generic="swiss" style:font-name-asian="F" style:font-family-generic-asian="system" style:font-pitch-asian="variable" style:language-asian="ja" style:country-asian="JP"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 style:font-family-complex="FreeSans" style:font-family-generic-complex="swis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style:font-name-asian="F"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3cm" fo:margin-bottom="3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lla Hjulmand</meta:initial-creator>
    <meta:editing-cycles>5</meta:editing-cycles>
    <meta:creation-date>2023-03-27T10:25:00</meta:creation-date>
    <dc:date>2023-03-27T13:33:43.448522293</dc:date>
    <meta:editing-duration>PT44M48S</meta:editing-duration>
    <meta:generator>LibreOffice/7.5.1.2$Linux_X86_64 LibreOffice_project/50$Build-2</meta:generator>
    <meta:document-statistic meta:table-count="0" meta:image-count="0" meta:object-count="0" meta:page-count="4" meta:paragraph-count="78" meta:word-count="1016" meta:character-count="5888" meta:non-whitespace-character-count="4970"/>
    <meta:user-defined meta:name="AppVersion">16.0000</meta:user-defined>
    <meta:user-defined meta:name="Company">Windows User</meta:user-defined>
    <meta:template xlink:type="simple" xlink:actuate="onRequest" xlink:title="Normal" xlink:href=""/>
  </office:meta>
</office:document-meta>
</file>